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4385*"/>
    </style:style>
    <style:style style:name="Table1.B" style:family="table-column">
      <style:table-column-properties style:rel-column-width="24775*"/>
    </style:style>
    <style:style style:name="Table1.C" style:family="table-column">
      <style:table-column-properties style:rel-column-width="26373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4385*"/>
    </style:style>
    <style:style style:name="Table2.B" style:family="table-column">
      <style:table-column-properties style:rel-column-width="24775*"/>
    </style:style>
    <style:style style:name="Table2.C" style:family="table-column">
      <style:table-column-properties style:rel-column-width="26373*"/>
    </style:style>
    <style:style style:name="Table2.A1" style:family="table-cell">
      <style:table-cell-properties fo:border="none"/>
    </style:style>
  </office:automatic-styles>
  <office:body>
    <office:text>
      <text:p text:style-name="Title">Xor</text:p>
      <text:p text:style-name="P1">Xor <text:s text:c="1"/>// Elementwise logical-xor operation</text:p>
      <text:h text:style-name="Heading_20_1" text:outline-level="1">Description</text:h>
      <text:p text:style-name="First_20_paragraph">Produces tensor with boolean element type and shape as the two inputs, which must themselves have boolean element type, where the value at each coordinate of <text:span text:style-name="Source_Text">output</text:span> is <text:span text:style-name="Source_Text">0</text:span> (true) if <text:span text:style-name="Source_Text">arg0</text:span> or <text:span text:style-name="Source_Text">arg1</text:span> both zero or both nonzero, or <text:span text:style-name="Source_Text">1</text:span> otherwis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<text:span text:style-name="Source_Text">ngraph::element::boolean</text:span>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<text:span text:style-name="Source_Text">ngraph::element::boolean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<text:span text:style-name="Source_Text">ngraph::element::boolean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X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Xor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b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space width="0.167em"/>
    <mstyle mathvariant="monospace">
      <mi>𝚇</mi>
      <mi>𝙾</mi>
      <mi>𝚁</mi>
    </mstyle>
    <mspace width="0.167em"/>
    <msub>
      <mstyle mathvariant="monospace">
        <mi>𝚊</mi>
        <mi>𝚛</mi>
        <mi>𝚐</mi>
        <mn>1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</mrow>
</math>
</file>